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AndInstanceManagementImpl.getDebugger( final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AndInstanceManagementImpl.recoverActivity( final Long iid , final Long aid , final String 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cessAndInstanceManagementImpl.getExtensibilityElements( QName pid , Integer [ ] ai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cessAndInstanceManagementImpl.run( BpelDAOConnect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cessAndInstanceManagementImpl.listInstances( String filter , String order , int 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cessAndInstanceManagementImpl.setRetired( final QName pid , final boolean retir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AndInstanceManagementImpl.getInstanceInfo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isMember( ProcessConf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cessAndInstanceManagementImpl.dbexec( BpelDatabase . Callable &lt; T &gt; call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AndInstanceManagementImpl.getScopeInfoWithActivity( String siid , boolean includeActivity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listAll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dbexec( BpelProcessDatabase . Callable &lt; T &gt; runn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AndInstanceManagementImpl.fillVariableRef( TVariableRef ref , XmlDataDAO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AndInstanceManagementImpl.fillProcessInfo( TProcessInfo info , ProcessConf pconf , ProcessInfoCustomizer custo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rocessAndInstanceManagementImpl.toCalendar( Date 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AndInstanceManagementImpl.listEvents( String instanceFilter , String eventFilter , int max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cessAndInstanceManagementImpl.suspend( final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AndInstanceManagementImpl.getScopeInfo( String s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listAllInstancesWithLimit(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setProcessProperty( final QName pid , final QName propertyName ,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cessAndInstanceManagementImpl.delete( String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cessAndInstanceManagementImpl.listProcesses( String filter , String order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activate( QName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AndInstanceManagementImpl.run( BpelDAO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AndInstanceManagementImpl.getProcessInfoCustom( QName pid , ProcessInfoCustomizer cus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terminate( final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AndInstanceManagementImpl.ProcessAndInstanceManagementImpl( BpelServer server ,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AndInstanceManagementImpl.processQuery( ProcessFilter filter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ProcessAndInstanceManagementImpl.compare( ProcessConf o1 , ProcessConf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fillScopeRef( TScopeRef tref , ScopeDAO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AndInstanceManagementImpl.isMember( QNam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fillEventInfo( TEventInfo info , BpelEvent even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">
            <text:p text:style-name="Table_20_Contents">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ProcessAndInstanceManagementImpl.genInstanceSummaryEntry( TInstanceSummary . Instances instances , TInstanceStatus . Enum state , ProcessConf p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AndInstanceManagementImpl.getDebugger( QName pro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AndInstanceManagementImpl.genProcessInfoDocument( final QName procid , final ProcessInfoCustomizer custo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cessAndInstanceManagementImpl.resume( final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AndInstanceManagementImpl.getProcessInfo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fillScopeInfo( TScopeInfo scopeInfo , ScopeDAO scope , boolean includeActivityInfo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ProcessAndInstanceManagementImpl.genDocumentInfo( TProcessInfo . Documents docinfo ,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AndInstanceManagementImpl.getInstanceSummaryActivityFailure( final TInstanceSummary summary , ProcessConf p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cessAndInstanceManagementImpl.getVariableInfo( final String scopeId , final String va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cessAndInstanceManagementImpl.genInstanceInfoDocument( final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cessAndInstanceManagementImpl.fillInstanceInfo( TInstanceInfo info , ProcessInstanceDAO instan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ocessAndInstanceManagementImpl.listAll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getEventTimeline( String instanceFilter , String even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AndInstanceManagementImpl.apply( Dat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genScopeRef( ScopeDAO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AndInstanceManagementImpl.setPackageRetired( final String packageName , final boolean reti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AndInstanceManagementImpl.setProcessPropertyNode( final QName pid , final QName propertyName , final Nod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cessAndInstanceManagementImpl.listProcessesCustom( String filter , String orderKeys , final ProcessInfoCustomizer cust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cessAndInstanceManagementImpl.genScopeInfoDocument( final String siid , final boolean includeActivity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cessAndInstanceManagementImpl.fault( Long iid , QName faultname , Element fa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Impl.genDocumentInfo( TProcessInfo . Documents docinfo , File [ ] files , boolean recur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cessAndInstanceManagementImpl.queryInstances( final String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